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6dc942"/>
    </style:style>
    <style:style style:name="P14" style:family="paragraph" style:parent-style-name="Standard" style:list-style-name="L1">
      <style:text-properties officeooo:rsid="002a03e9" officeooo:paragraph-rsid="0072c06f"/>
    </style:style>
    <style:style style:name="P15" style:family="paragraph" style:parent-style-name="Standard" style:list-style-name="L1">
      <style:text-properties officeooo:rsid="002a03e9" officeooo:paragraph-rsid="00523c83"/>
    </style:style>
    <style:style style:name="P16" style:family="paragraph" style:parent-style-name="Standard" style:list-style-name="L1">
      <style:text-properties officeooo:rsid="002a03e9" officeooo:paragraph-rsid="0064dc36"/>
    </style:style>
    <style:style style:name="P17" style:family="paragraph" style:parent-style-name="Standard" style:list-style-name="L1">
      <style:text-properties officeooo:rsid="002a03e9" officeooo:paragraph-rsid="0056c14e"/>
    </style:style>
    <style:style style:name="P18" style:family="paragraph" style:parent-style-name="Standard" style:list-style-name="L1">
      <style:text-properties officeooo:rsid="002a03e9" officeooo:paragraph-rsid="003bbcef"/>
    </style:style>
    <style:style style:name="P19" style:family="paragraph" style:parent-style-name="Standard" style:list-style-name="L1">
      <style:text-properties officeooo:rsid="002a03e9" officeooo:paragraph-rsid="006eda40"/>
    </style:style>
    <style:style style:name="P20" style:family="paragraph" style:parent-style-name="Standard" style:list-style-name="L1">
      <style:text-properties officeooo:rsid="002a03e9" officeooo:paragraph-rsid="0072ec26"/>
    </style:style>
    <style:style style:name="P21" style:family="paragraph" style:parent-style-name="Standard" style:list-style-name="L1">
      <style:text-properties officeooo:rsid="002a03e9" officeooo:paragraph-rsid="0053b81d"/>
    </style:style>
    <style:style style:name="P22" style:family="paragraph" style:parent-style-name="Standard" style:list-style-name="L1">
      <style:text-properties officeooo:rsid="002a03e9" officeooo:paragraph-rsid="003a38f1"/>
    </style:style>
    <style:style style:name="P23" style:family="paragraph" style:parent-style-name="Standard" style:list-style-name="L1">
      <style:text-properties officeooo:rsid="002a03e9" officeooo:paragraph-rsid="002a03e9"/>
    </style:style>
    <style:style style:name="P24" style:family="paragraph" style:parent-style-name="Standard" style:list-style-name="L1">
      <style:text-properties officeooo:rsid="002a03e9" officeooo:paragraph-rsid="00583984"/>
    </style:style>
    <style:style style:name="P25" style:family="paragraph" style:parent-style-name="Standard" style:list-style-name="L1">
      <style:text-properties officeooo:rsid="002a03e9" officeooo:paragraph-rsid="004e89ff"/>
    </style:style>
    <style:style style:name="P26" style:family="paragraph" style:parent-style-name="Standard" style:list-style-name="L1">
      <style:text-properties officeooo:rsid="002a03e9" officeooo:paragraph-rsid="006ad449"/>
    </style:style>
    <style:style style:name="P27" style:family="paragraph" style:parent-style-name="Standard" style:list-style-name="L1">
      <style:text-properties officeooo:rsid="002a03e9" officeooo:paragraph-rsid="00351d32"/>
    </style:style>
    <style:style style:name="P28" style:family="paragraph" style:parent-style-name="Standard" style:list-style-name="L1">
      <style:text-properties officeooo:rsid="002a03e9" officeooo:paragraph-rsid="005e6b05"/>
    </style:style>
    <style:style style:name="P29" style:family="paragraph" style:parent-style-name="Standard" style:list-style-name="L1">
      <style:text-properties officeooo:rsid="002a03e9" officeooo:paragraph-rsid="0041f3c6"/>
    </style:style>
    <style:style style:name="P30" style:family="paragraph" style:parent-style-name="Standard" style:list-style-name="L1">
      <style:text-properties officeooo:rsid="002a03e9" officeooo:paragraph-rsid="00669168"/>
    </style:style>
    <style:style style:name="P31" style:family="paragraph" style:parent-style-name="Standard" style:list-style-name="L1">
      <style:text-properties officeooo:rsid="002a03e9" officeooo:paragraph-rsid="003ceaf3"/>
    </style:style>
    <style:style style:name="P32" style:family="paragraph" style:parent-style-name="Standard" style:list-style-name="L1">
      <style:text-properties officeooo:rsid="002a03e9" officeooo:paragraph-rsid="0053ffc6"/>
    </style:style>
    <style:style style:name="P33" style:family="paragraph" style:parent-style-name="Standard" style:list-style-name="L1">
      <style:text-properties officeooo:rsid="002a03e9" officeooo:paragraph-rsid="005f9ec6"/>
    </style:style>
    <style:style style:name="P34" style:family="paragraph" style:parent-style-name="Standard" style:list-style-name="L1">
      <style:text-properties officeooo:rsid="002a03e9" officeooo:paragraph-rsid="0055e852"/>
    </style:style>
    <style:style style:name="P35" style:family="paragraph" style:parent-style-name="Standard" style:list-style-name="L1">
      <style:text-properties officeooo:rsid="002a03e9" officeooo:paragraph-rsid="0042912d"/>
    </style:style>
    <style:style style:name="P36" style:family="paragraph" style:parent-style-name="Standard" style:list-style-name="L1">
      <style:text-properties officeooo:rsid="002a03e9" officeooo:paragraph-rsid="0073405f"/>
    </style:style>
    <style:style style:name="P37" style:family="paragraph" style:parent-style-name="Standard" style:list-style-name="L1">
      <style:text-properties officeooo:rsid="006a4aa4" officeooo:paragraph-rsid="006a4aa4"/>
    </style:style>
    <style:style style:name="P38" style:family="paragraph" style:parent-style-name="Standard" style:list-style-name="L1">
      <style:text-properties officeooo:rsid="002b9f12" officeooo:paragraph-rsid="00583984"/>
    </style:style>
    <style:style style:name="P39" style:family="paragraph" style:parent-style-name="Standard" style:list-style-name="L1">
      <style:text-properties officeooo:rsid="002b9f12" officeooo:paragraph-rsid="002b9f12"/>
    </style:style>
    <style:style style:name="P40" style:family="paragraph" style:parent-style-name="Standard" style:list-style-name="L1">
      <style:text-properties officeooo:rsid="002b9f12" officeooo:paragraph-rsid="003171b2"/>
    </style:style>
    <style:style style:name="P41" style:family="paragraph" style:parent-style-name="Standard" style:list-style-name="L1">
      <style:text-properties officeooo:rsid="002b9f12" officeooo:paragraph-rsid="006cc98b"/>
    </style:style>
    <style:style style:name="P42" style:family="paragraph" style:parent-style-name="Standard" style:list-style-name="L1">
      <style:text-properties officeooo:rsid="003171b2" officeooo:paragraph-rsid="003171b2"/>
    </style:style>
    <style:style style:name="P43" style:family="paragraph" style:parent-style-name="Standard" style:list-style-name="L1">
      <style:text-properties officeooo:rsid="003171b2" officeooo:paragraph-rsid="003e0c23"/>
    </style:style>
    <style:style style:name="P44" style:family="paragraph" style:parent-style-name="Standard" style:list-style-name="L1">
      <style:text-properties officeooo:rsid="003171b2" officeooo:paragraph-rsid="004b8625"/>
    </style:style>
    <style:style style:name="P45" style:family="paragraph" style:parent-style-name="Standard" style:list-style-name="L1">
      <style:text-properties officeooo:rsid="003171b2" officeooo:paragraph-rsid="0053ffc6"/>
    </style:style>
    <style:style style:name="P46" style:family="paragraph" style:parent-style-name="Standard" style:list-style-name="L1">
      <style:text-properties officeooo:rsid="003171b2" officeooo:paragraph-rsid="00327ebb"/>
    </style:style>
    <style:style style:name="P47" style:family="paragraph" style:parent-style-name="Standard" style:list-style-name="L1">
      <style:text-properties officeooo:rsid="003171b2" officeooo:paragraph-rsid="00444222"/>
    </style:style>
    <style:style style:name="P48" style:family="paragraph" style:parent-style-name="Standard" style:list-style-name="L1">
      <style:text-properties officeooo:rsid="003171b2" officeooo:paragraph-rsid="0039c7a8"/>
    </style:style>
    <style:style style:name="P49" style:family="paragraph" style:parent-style-name="Standard" style:list-style-name="L1">
      <style:text-properties officeooo:rsid="003171b2" officeooo:paragraph-rsid="00411c11"/>
    </style:style>
    <style:style style:name="P50" style:family="paragraph" style:parent-style-name="Standard" style:list-style-name="L1">
      <style:text-properties officeooo:rsid="003171b2" officeooo:paragraph-rsid="0074a51a"/>
    </style:style>
    <style:style style:name="P51" style:family="paragraph" style:parent-style-name="Standard" style:list-style-name="L1">
      <style:text-properties officeooo:rsid="003171b2" officeooo:paragraph-rsid="0076617e"/>
    </style:style>
    <style:style style:name="P52" style:family="paragraph" style:parent-style-name="Standard" style:list-style-name="L1">
      <style:text-properties officeooo:rsid="003171b2" officeooo:paragraph-rsid="00776703"/>
    </style:style>
    <style:style style:name="P53" style:family="paragraph" style:parent-style-name="Standard" style:list-style-name="L1">
      <style:text-properties officeooo:rsid="002546ec" officeooo:paragraph-rsid="00268ff8"/>
    </style:style>
    <style:style style:name="P54" style:family="paragraph" style:parent-style-name="Standard" style:list-style-name="L1">
      <style:text-properties officeooo:rsid="002546ec" officeooo:paragraph-rsid="0070f378"/>
    </style:style>
    <style:style style:name="P55" style:family="paragraph" style:parent-style-name="Standard" style:list-style-name="L1">
      <style:text-properties officeooo:rsid="00294dd2" officeooo:paragraph-rsid="00294dd2"/>
    </style:style>
    <style:style style:name="P56" style:family="paragraph" style:parent-style-name="Standard" style:list-style-name="L1">
      <style:text-properties officeooo:rsid="002f6266" officeooo:paragraph-rsid="002f6266"/>
    </style:style>
    <style:style style:name="P57" style:family="paragraph" style:parent-style-name="Standard" style:list-style-name="L1">
      <style:text-properties officeooo:rsid="002071ee" officeooo:paragraph-rsid="002071ee"/>
    </style:style>
    <style:style style:name="P58" style:family="paragraph" style:parent-style-name="Standard" style:list-style-name="L1">
      <style:text-properties officeooo:rsid="00220266" officeooo:paragraph-rsid="00220266"/>
    </style:style>
    <style:style style:name="P59" style:family="paragraph" style:parent-style-name="Standard" style:list-style-name="L1">
      <style:text-properties officeooo:rsid="00220266" officeooo:paragraph-rsid="0023a6da"/>
    </style:style>
    <style:style style:name="P60" style:family="paragraph" style:parent-style-name="Standard" style:list-style-name="L1">
      <style:text-properties officeooo:rsid="00290f16" officeooo:paragraph-rsid="00290f16"/>
    </style:style>
    <style:style style:name="P61" style:family="paragraph" style:parent-style-name="Standard" style:list-style-name="L1">
      <style:text-properties officeooo:rsid="0039f4aa" officeooo:paragraph-rsid="0039f4aa"/>
    </style:style>
    <style:style style:name="P62" style:family="paragraph" style:parent-style-name="Standard" style:list-style-name="L1">
      <style:text-properties officeooo:rsid="0039f4aa" officeooo:paragraph-rsid="0060904e"/>
    </style:style>
    <style:style style:name="P63" style:family="paragraph" style:parent-style-name="Standard" style:list-style-name="L1">
      <style:text-properties officeooo:rsid="0039f4aa" officeooo:paragraph-rsid="006726f8"/>
    </style:style>
    <style:style style:name="P64" style:family="paragraph" style:parent-style-name="Standard" style:list-style-name="L1">
      <style:text-properties officeooo:rsid="001ca5d2" officeooo:paragraph-rsid="001ca5d2"/>
    </style:style>
    <style:style style:name="P65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fo:color="#00a933" loext:opacity="100%" officeooo:rsid="0068fdec"/>
    </style:style>
    <style:style style:name="T36" style:family="text">
      <style:text-properties fo:color="#00a933" loext:opacity="100%" officeooo:rsid="006ad449"/>
    </style:style>
    <style:style style:name="T37" style:family="text">
      <style:text-properties fo:color="#00a933" loext:opacity="100%" officeooo:rsid="006cc98b"/>
    </style:style>
    <style:style style:name="T38" style:family="text">
      <style:text-properties fo:color="#00a933" loext:opacity="100%" officeooo:rsid="006dc942"/>
    </style:style>
    <style:style style:name="T39" style:family="text">
      <style:text-properties fo:color="#00a933" loext:opacity="100%" officeooo:rsid="006eda40"/>
    </style:style>
    <style:style style:name="T40" style:family="text">
      <style:text-properties fo:color="#00a933" loext:opacity="100%" officeooo:rsid="0070f378"/>
    </style:style>
    <style:style style:name="T41" style:family="text">
      <style:text-properties fo:color="#00a933" loext:opacity="100%" officeooo:rsid="0072c06f"/>
    </style:style>
    <style:style style:name="T42" style:family="text">
      <style:text-properties fo:color="#00a933" loext:opacity="100%" officeooo:rsid="0072ec26"/>
    </style:style>
    <style:style style:name="T43" style:family="text">
      <style:text-properties fo:color="#00a933" loext:opacity="100%" officeooo:rsid="0073405f"/>
    </style:style>
    <style:style style:name="T44" style:family="text">
      <style:text-properties fo:color="#00a933" loext:opacity="100%" officeooo:rsid="0074a51a"/>
    </style:style>
    <style:style style:name="T45" style:family="text">
      <style:text-properties fo:color="#00a933" loext:opacity="100%" officeooo:rsid="0076617e"/>
    </style:style>
    <style:style style:name="T46" style:family="text">
      <style:text-properties fo:color="#00a933" loext:opacity="100%" officeooo:rsid="00776703"/>
    </style:style>
    <style:style style:name="T47" style:family="text">
      <style:text-properties officeooo:rsid="001a1b41"/>
    </style:style>
    <style:style style:name="T48" style:family="text">
      <style:text-properties officeooo:rsid="001aea05"/>
    </style:style>
    <style:style style:name="T49" style:family="text">
      <style:text-properties officeooo:rsid="0016bc07"/>
    </style:style>
    <style:style style:name="T50" style:family="text">
      <style:text-properties officeooo:rsid="002071ee"/>
    </style:style>
    <style:style style:name="T51" style:family="text">
      <style:text-properties officeooo:rsid="00220266"/>
    </style:style>
    <style:style style:name="T52" style:family="text">
      <style:text-properties officeooo:rsid="0023a6da"/>
    </style:style>
    <style:style style:name="T53" style:family="text">
      <style:text-properties officeooo:rsid="002546ec"/>
    </style:style>
    <style:style style:name="T54" style:family="text">
      <style:text-properties officeooo:rsid="00273c49"/>
    </style:style>
    <style:style style:name="T55" style:family="text">
      <style:text-properties style:use-window-font-color="true" loext:opacity="0%"/>
    </style:style>
    <style:style style:name="T56" style:family="text">
      <style:text-properties style:use-window-font-color="true" loext:opacity="0%" officeooo:rsid="002071ee"/>
    </style:style>
    <style:style style:name="T57" style:family="text">
      <style:text-properties style:use-window-font-color="true" loext:opacity="0%" officeooo:rsid="00381805"/>
    </style:style>
    <style:style style:name="T58" style:family="text">
      <style:text-properties style:use-window-font-color="true" loext:opacity="0%" officeooo:rsid="0039f4aa"/>
    </style:style>
    <style:style style:name="T59" style:family="text">
      <style:text-properties style:use-window-font-color="true" loext:opacity="0%" officeooo:rsid="003bbcef"/>
    </style:style>
    <style:style style:name="T60" style:family="text">
      <style:text-properties style:use-window-font-color="true" loext:opacity="0%" officeooo:rsid="00351d32"/>
    </style:style>
    <style:style style:name="T61" style:family="text">
      <style:text-properties style:use-window-font-color="true" loext:opacity="0%" officeooo:rsid="004da71a"/>
    </style:style>
    <style:style style:name="T62" style:family="text">
      <style:text-properties style:use-window-font-color="true" loext:opacity="0%" officeooo:rsid="0053b81d"/>
    </style:style>
    <style:style style:name="T63" style:family="text">
      <style:text-properties style:use-window-font-color="true" loext:opacity="0%" officeooo:rsid="0056c14e"/>
    </style:style>
    <style:style style:name="T64" style:family="text">
      <style:text-properties style:use-window-font-color="true" loext:opacity="0%" officeooo:rsid="00583984"/>
    </style:style>
    <style:style style:name="T65" style:family="text">
      <style:text-properties style:use-window-font-color="true" loext:opacity="0%" officeooo:rsid="0059cf21"/>
    </style:style>
    <style:style style:name="T66" style:family="text">
      <style:text-properties style:use-window-font-color="true" loext:opacity="0%" officeooo:rsid="006348d0"/>
    </style:style>
    <style:style style:name="T67" style:family="text">
      <style:text-properties style:use-window-font-color="true" loext:opacity="0%" officeooo:rsid="0064dc36"/>
    </style:style>
    <style:style style:name="T68" style:family="text">
      <style:text-properties style:use-window-font-color="true" loext:opacity="0%" officeooo:rsid="006ad449"/>
    </style:style>
    <style:style style:name="T69" style:family="text">
      <style:text-properties style:use-window-font-color="true" loext:opacity="0%" officeooo:rsid="006eda40"/>
    </style:style>
    <style:style style:name="T70" style:family="text">
      <style:text-properties style:use-window-font-color="true" loext:opacity="0%" officeooo:rsid="0072ec26"/>
    </style:style>
    <style:style style:name="T71" style:family="text">
      <style:text-properties officeooo:rsid="002a03e9"/>
    </style:style>
    <style:style style:name="T72" style:family="text">
      <style:text-properties officeooo:rsid="002b9f12"/>
    </style:style>
    <style:style style:name="T73" style:family="text">
      <style:text-properties officeooo:rsid="002ee99f"/>
    </style:style>
    <style:style style:name="T74" style:family="text">
      <style:text-properties officeooo:rsid="003171b2"/>
    </style:style>
    <style:style style:name="T75" style:family="text">
      <style:text-properties officeooo:rsid="00327ebb"/>
    </style:style>
    <style:style style:name="T76" style:family="text">
      <style:text-properties officeooo:rsid="00351d32"/>
    </style:style>
    <style:style style:name="T77" style:family="text">
      <style:text-properties officeooo:rsid="00360387"/>
    </style:style>
    <style:style style:name="T78" style:family="text">
      <style:text-properties officeooo:rsid="0039c7a8"/>
    </style:style>
    <style:style style:name="T79" style:family="text">
      <style:text-properties officeooo:rsid="0039f4aa"/>
    </style:style>
    <style:style style:name="T80" style:family="text">
      <style:text-properties officeooo:rsid="003bbcef"/>
    </style:style>
    <style:style style:name="T81" style:family="text">
      <style:text-properties officeooo:rsid="003e0c23"/>
    </style:style>
    <style:style style:name="T82" style:family="text">
      <style:text-properties officeooo:rsid="003ff5a5"/>
    </style:style>
    <style:style style:name="T83" style:family="text">
      <style:text-properties officeooo:rsid="00411c11"/>
    </style:style>
    <style:style style:name="T84" style:family="text">
      <style:text-properties officeooo:rsid="0041f3c6"/>
    </style:style>
    <style:style style:name="T85" style:family="text">
      <style:text-properties officeooo:rsid="0042912d"/>
    </style:style>
    <style:style style:name="T86" style:family="text">
      <style:text-properties officeooo:rsid="00444222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178548" style:font-weight-asian="bold" style:font-weight-complex="bold"/>
    </style:style>
    <style:style style:name="T89" style:family="text">
      <style:text-properties officeooo:rsid="004b8625"/>
    </style:style>
    <style:style style:name="T90" style:family="text">
      <style:text-properties officeooo:rsid="004cf58b"/>
    </style:style>
    <style:style style:name="T91" style:family="text">
      <style:text-properties officeooo:rsid="00504780"/>
    </style:style>
    <style:style style:name="T92" style:family="text">
      <style:text-properties officeooo:rsid="00523c83"/>
    </style:style>
    <style:style style:name="T93" style:family="text">
      <style:text-properties officeooo:rsid="0053ffc6"/>
    </style:style>
    <style:style style:name="T94" style:family="text">
      <style:text-properties officeooo:rsid="0055e852"/>
    </style:style>
    <style:style style:name="T95" style:family="text">
      <style:text-properties officeooo:rsid="005635e9"/>
    </style:style>
    <style:style style:name="T96" style:family="text">
      <style:text-properties officeooo:rsid="00583984"/>
    </style:style>
    <style:style style:name="T97" style:family="text">
      <style:text-properties officeooo:rsid="0059cf21"/>
    </style:style>
    <style:style style:name="T98" style:family="text">
      <style:text-properties officeooo:rsid="005e6b05"/>
    </style:style>
    <style:style style:name="T99" style:family="text">
      <style:text-properties officeooo:rsid="005f9ec6"/>
    </style:style>
    <style:style style:name="T100" style:family="text">
      <style:text-properties officeooo:rsid="0060904e"/>
    </style:style>
    <style:style style:name="T101" style:family="text">
      <style:text-properties officeooo:rsid="006348d0"/>
    </style:style>
    <style:style style:name="T102" style:family="text">
      <style:text-properties officeooo:rsid="0064dc36"/>
    </style:style>
    <style:style style:name="T103" style:family="text">
      <style:text-properties officeooo:rsid="00669168"/>
    </style:style>
    <style:style style:name="T104" style:family="text">
      <style:text-properties officeooo:rsid="006726f8"/>
    </style:style>
    <style:style style:name="T105" style:family="text">
      <style:text-properties officeooo:rsid="0068fdec"/>
    </style:style>
    <style:style style:name="T106" style:family="text">
      <style:text-properties officeooo:rsid="006cc98b"/>
    </style:style>
    <style:style style:name="T107" style:family="text">
      <style:text-properties officeooo:rsid="006dc942"/>
    </style:style>
    <style:style style:name="T108" style:family="text">
      <style:text-properties officeooo:rsid="0070f378"/>
    </style:style>
    <style:style style:name="T109" style:family="text">
      <style:text-properties officeooo:rsid="0072c06f"/>
    </style:style>
    <style:style style:name="T110" style:family="text">
      <style:text-properties officeooo:rsid="0073405f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officeooo:rsid="0074a51a"/>
    </style:style>
    <style:style style:name="T113" style:family="text">
      <style:text-properties officeooo:rsid="0076617e"/>
    </style:style>
    <style:style style:name="T114" style:family="text">
      <style:text-properties officeooo:rsid="0077670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1296596445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95">alérgenos</text:span><text:span text:style-name="T79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101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90">grupos de platos</text:span>)</text:p>
                    </text:list-item>
                    <text:list-item>
                      <text:p text:style-name="P11"><text:span text:style-name="T35">ingrediente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105">ingredientes</text:span>)</text:p>
                    </text:list-item>
                    <text:list-item>
                      <text:p text:style-name="P12"><text:span text:style-name="T29">metodo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97">métodos de cocción</text:span>)</text:p>
                    </text:list-item>
                    <text:list-item>
                      <text:p text:style-name="P13"><text:span text:style-name="T38">peticiones</text:span><text:span text:style-name="T10">Ajax</text:span><text:span text:style-name="T2">.php</text:span> <text:span text:style-name="T50">➔ </text:span>(<text:span text:style-name="T79">recibe </text:span><text:span text:style-name="T107">peticiones asíncronas para rellenar elementos sin recargar la página</text:span>)</text:p>
                    </text:list-item>
                    <text:list-item>
                      <text:p text:style-name="P14"><text:span text:style-name="T41">receta</text:span><text:span text:style-name="T10">Ajax</text:span><text:span text:style-name="T2">.php</text:span> <text:span text:style-name="T50">➔ </text:span>(<text:span text:style-name="T109">recibe el formulario de lo que tiene que ver con el módulo recetas y llama a la función correspondiente del controlador de recetas</text:span>)</text:p>
                    </text:list-item>
                    <text:list-item>
                      <text:p text:style-name="P15"><text:span text:style-name="T22">tipo</text:span><text:span text:style-name="T19">Plato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92">tipos</text:span><text:span text:style-name="T90"> de platos</text:span>)</text:p>
                    </text:list-item>
                    <text:list-item>
                      <text:p text:style-name="P16"><text:span text:style-name="T10">usuarioAjax</text:span><text:span text:style-name="T2">.php</text:span> <text:span text:style-name="T50">➔ </text:span>(<text:span text:style-name="T79">recibe el formulario y llama a la función correspondiente del controlador de usuario.</text:span>)</text:p>
                    </text:list-item>
                    <text:list-item>
                      <text:p text:style-name="P16"><text:span text:style-name="T33">utensilio</text:span><text:span text:style-name="T10">Ajax</text:span><text:span text:style-name="T2">.php</text:span> <text:span text:style-name="T50">➔ </text:span>(<text:span text:style-name="T79">recibe el formulario y llama a la función correspondiente del controlador de </text:span><text:span text:style-name="T102">utensilios de cocina</text:span><text:span text:style-name="T79">.</text:span>)</text:p>
                    </text:list-item>
                  </text:list>
                </text:list-item>
                <text:list-item>
                  <text:p text:style-name="P5"><text:span text:style-name="T87">controllers</text:span> <text:span text:style-name="T50">➔ </text:span><text:span text:style-name="T71">(Almacena los archivos de los diferentes controladores)</text:span></text:p>
                  <text:list>
                    <text:list-item>
                      <text:p text:style-name="P17"><text:span text:style-name="T27">alergeno</text:span><text:span text:style-name="T10">Controller.php </text:span><text:span text:style-name="T56">➔</text:span><text:span text:style-name="T6"> </text:span><text:span text:style-name="T58">(</text:span><text:span text:style-name="T62">Controlador de </text:span><text:span text:style-name="T63">alérgenos</text:span><text:span text:style-name="T62">, registro, actualización, etc.</text:span><text:span text:style-name="T58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56">➔</text:span><text:span text:style-name="T6"> </text:span><text:span text:style-name="T58">(</text:span><text:span text:style-name="T62">Controlador de </text:span><text:span text:style-name="T66">estilos de cocina</text:span><text:span text:style-name="T62">, registro, actualización, etc.</text:span><text:span text:style-name="T58">)</text:span></text:p>
                    </text:list-item>
                    <text:list-item>
                      <text:p text:style-name="P37"><text:span text:style-name="T23">grupoPlato</text:span><text:span text:style-name="T10">Controller.php </text:span><text:span text:style-name="T56">➔</text:span><text:span text:style-name="T6"> </text:span><text:span text:style-name="T58">(</text:span><text:span text:style-name="T62">Controlador de grupos de platos, registro, actualización, etc.</text:span><text:span text:style-name="T58">)</text:span></text:p>
                    </text:list-item>
                    <text:list-item>
                      <text:p text:style-name="P37"><text:span text:style-name="T2">ingrediente</text:span><text:span text:style-name="T10">Controller.php </text:span><text:span text:style-name="T56">➔</text:span><text:span text:style-name="T6"> </text:span><text:span text:style-name="T58">(</text:span><text:span text:style-name="T62">Controlador de </text:span><text:span text:style-name="T55">ingredientes</text:span><text:span text:style-name="T62">, registro, actualización, </text:span><text:span text:style-name="T55">agregar o eliminar alérgenos, </text:span><text:span text:style-name="T62">etc.</text:span><text:span text:style-name="T58">)</text:span></text:p>
                    </text:list-item>
                    <text:list-item>
                      <text:p text:style-name="P18"><text:span text:style-name="T11">login</text:span><text:span text:style-name="T10">Controller.php </text:span><text:span text:style-name="T56">➔</text:span><text:span text:style-name="T6"> </text:span><text:span text:style-name="T58">(</text:span><text:span text:style-name="T59">Controlador de inicio y cierre de sesión</text:span><text:span text:style-name="T58">)</text:span></text:p>
                    </text:list-item>
                    <text:list-item>
                      <text:p text:style-name="P12"><text:span text:style-name="T29">metodo</text:span><text:span text:style-name="T10">Controller.php </text:span><text:span text:style-name="T56">➔</text:span><text:span text:style-name="T6"> </text:span><text:span text:style-name="T58">(</text:span><text:span text:style-name="T59">Controlador de </text:span><text:span text:style-name="T65">métodos de cocción</text:span><text:span text:style-name="T58">)</text:span></text:p>
                    </text:list-item>
                    <text:list-item>
                      <text:p text:style-name="P19"><text:span text:style-name="T39">peticiones</text:span><text:span text:style-name="T10">Controller.php </text:span><text:span text:style-name="T56">➔</text:span><text:span text:style-name="T6"> </text:span><text:span text:style-name="T58">(</text:span><text:span text:style-name="T59">Controlador </text:span><text:span text:style-name="T69">para hacer peticiones asíncronas para rellenar elementos del DOM</text:span><text:span text:style-name="T58">)</text:span></text:p>
                    </text:list-item>
                    <text:list-item>
                      <text:p text:style-name="P20"><text:span text:style-name="T42">receta</text:span><text:span text:style-name="T10">Controller.php </text:span><text:span text:style-name="T56">➔ </text:span><text:span text:style-name="T58">(</text:span><text:span text:style-name="T62">Controlador de </text:span><text:span text:style-name="T70">recetas</text:span><text:span text:style-name="T62">, registro, actualización, </text:span><text:span text:style-name="T70">aprobación, cambiar foto, </text:span><text:span text:style-name="T62">etc.</text:span><text:span text:style-name="T58">)</text:span></text:p>
                    </text:list-item>
                    <text:list-item>
                      <text:p text:style-name="P21"><text:span text:style-name="T23">tipoPlato</text:span><text:span text:style-name="T10">Controller.php </text:span><text:span text:style-name="T56">➔ </text:span><text:span text:style-name="T58">(</text:span><text:span text:style-name="T62">Controlador de tipos de platos, registro, actualización, etc.</text:span><text:span text:style-name="T58">)</text:span></text:p>
                    </text:list-item>
                    <text:list-item>
                      <text:p text:style-name="P22"><text:span text:style-name="T10">user</text:span><text:span text:style-name="T2">Controller.php </text:span><text:span text:style-name="T56">➔</text:span><text:span text:style-name="T6"> </text:span><text:span text:style-name="T55">(Controlador </text:span><text:span text:style-name="T58">de usuario. Registro, actualización, etc.</text:span><text:span text:style-name="T55">)</text:span></text:p>
                    </text:list-item>
                    <text:list-item>
                      <text:p text:style-name="P16"><text:span text:style-name="T33">utensilio</text:span><text:span text:style-name="T2">Controller.php </text:span><text:span text:style-name="T56">➔</text:span><text:span text:style-name="T6"> </text:span><text:span text:style-name="T55">(Controlador </text:span><text:span text:style-name="T58">de </text:span><text:span text:style-name="T67">utensilios de cocina</text:span><text:span text:style-name="T58">. Registro, actualización, </text:span><text:span text:style-name="T67">activar o desactivar,</text:span><text:span text:style-name="T58"> etc.</text:span><text:span text:style-name="T55">)</text:span></text:p>
                    </text:list-item>
                    <text:list-item>
                      <text:p text:style-name="P23"><text:span text:style-name="T2">viewsController.php</text:span> <text:span text:style-name="T50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4"><text:span text:style-name="T28">alergeno</text:span><text:span text:style-name="T8">Model.php</text:span><text:span text:style-name="T60"> </text:span><text:span text:style-name="T56">➔ </text:span><text:span text:style-name="T60">(Modelo para l</text:span><text:span text:style-name="T61">os </text:span><text:span text:style-name="T64">alérgenos</text:span><text:span text:style-name="T60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60"> </text:span><text:span text:style-name="T56">➔ </text:span><text:span text:style-name="T60">(Modelo para l</text:span><text:span text:style-name="T61">os </text:span><text:span text:style-name="T66">estilos de cocina</text:span><text:span text:style-name="T60">)</text:span></text:p>
                    </text:list-item>
                    <text:list-item>
                      <text:p text:style-name="P25"><text:span text:style-name="T20">grupoPlato</text:span><text:span text:style-name="T8">Model.php</text:span><text:span text:style-name="T60"> </text:span><text:span text:style-name="T56">➔ </text:span><text:span text:style-name="T60">(Modelo para l</text:span><text:span text:style-name="T61">os grupos de platos</text:span><text:span text:style-name="T60">)</text:span></text:p>
                    </text:list-item>
                    <text:list-item>
                      <text:p text:style-name="P26"><text:span text:style-name="T36">ingrediente</text:span><text:span text:style-name="T8">Model.php</text:span><text:span text:style-name="T60"> </text:span><text:span text:style-name="T56">➔ </text:span><text:span text:style-name="T60">(Modelo para l</text:span><text:span text:style-name="T61">os </text:span><text:span text:style-name="T68">ingredientes</text:span><text:span text:style-name="T60">)</text:span></text:p>
                    </text:list-item>
                    <text:list-item>
                      <text:p text:style-name="P27"><text:span text:style-name="T8">main</text:span><text:span text:style-name="T2">Model.php</text:span> <text:span text:style-name="T50">➔ </text:span>(<text:span text:style-name="T76">Conexión con la base de datos, limpia las cadenas para evitar SQL Injection, </text:span><text:span text:style-name="T77">verifica que los datos recibidos de un formulario coinciden con la expresión regular del input,</text:span><text:span text:style-name="T76"> funciones que permiten el CRUD</text:span>)</text:p>
                    </text:list-item>
                    <text:list-item>
                      <text:p text:style-name="P28"><text:soft-page-break/><text:span text:style-name="T30">metodo</text:span><text:span text:style-name="T2">Model.php</text:span> <text:span text:style-name="T50">➔ </text:span>(<text:span text:style-name="T98">Modelo para los métodos de cocción</text:span>)</text:p>
                    </text:list-item>
                    <text:list-item>
                      <text:p text:style-name="P36"><text:span text:style-name="T43">receta</text:span><text:span text:style-name="T2">Model.php</text:span> <text:span text:style-name="T50">➔ </text:span>(<text:span text:style-name="T98">Modelo para l</text:span><text:span text:style-name="T110">as recetas</text:span>)</text:p>
                    </text:list-item>
                    <text:list-item>
                      <text:p text:style-name="P21"><text:span text:style-name="T23">tipo</text:span><text:span text:style-name="T20">Plato</text:span><text:span text:style-name="T8">Model.php</text:span><text:span text:style-name="T60"> </text:span><text:span text:style-name="T56">➔ </text:span><text:span text:style-name="T60">(Modelo para l</text:span><text:span text:style-name="T61">os </text:span><text:span text:style-name="T62">tipos</text:span><text:span text:style-name="T61"> de platos</text:span><text:span text:style-name="T60">)</text:span></text:p>
                    </text:list-item>
                    <text:list-item>
                      <text:p text:style-name="P29"><text:span text:style-name="T15">user</text:span><text:span text:style-name="T2">Model.php</text:span> <text:span text:style-name="T50">➔ </text:span>(Modelo para l<text:span text:style-name="T84">os usuarios</text:span>)</text:p>
                    </text:list-item>
                    <text:list-item>
                      <text:p text:style-name="P30"><text:span text:style-name="T34">utensilio</text:span><text:span text:style-name="T2">Model.php</text:span> <text:span text:style-name="T50">➔ </text:span>(Modelo para l<text:span text:style-name="T84">os </text:span><text:span text:style-name="T103">utensilios de cocina</text:span>)</text:p>
                    </text:list-item>
                    <text:list-item>
                      <text:p text:style-name="P31"><text:span text:style-name="T2">viewsModel.php</text:span> <text:span text:style-name="T50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8"><text:span text:style-name="T28">alergenos</text:span><text:span text:style-name="T2">-view.php</text:span> <text:span text:style-name="T50">➔ </text:span>(<text:span text:style-name="T96">muestra todos los alérgenos en el panel de control de administración</text:span>)</text:p>
                        </text:list-item>
                        <text:list-item>
                          <text:p text:style-name="P39"><text:span text:style-name="T2">404-view.php</text:span> <text:span text:style-name="T50">➔ </text:span>(vista para cuando hay un error de <text:span text:style-name="T73">archivo no encontrado</text:span>)</text:p>
                        </text:list-item>
                        <text:list-item>
                          <text:p text:style-name="P42"><text:span text:style-name="T2">aperitivos-view.php</text:span> <text:span text:style-name="T50">➔ </text:span>(muestra los 10 últimos aperitivos y permite buscar en aperitivos)</text:p>
                        </text:list-item>
                        <text:list-item>
                          <text:p text:style-name="P42"><text:span text:style-name="T2">buscarRecetas-view.php</text:span> <text:span text:style-name="T50">➔ </text:span>(búsqueda de recetas por diversos filtros)</text:p>
                        </text:list-item>
                        <text:list-item>
                          <text:p text:style-name="P50"><text:span text:style-name="T44">desayunos</text:span><text:span text:style-name="T2">-view.php</text:span> <text:span text:style-name="T50">➔ </text:span>(<text:span text:style-name="T112">desayunos y meriendas</text:span>)</text:p>
                        </text:list-item>
                        <text:list-item>
                          <text:p text:style-name="P44"><text:span text:style-name="T18">enviarReceta</text:span><text:span text:style-name="T2">-view.php</text:span> <text:span text:style-name="T50">➔ </text:span>(<text:span text:style-name="T89">para enviar las recetas</text:span>)</text:p>
                        </text:list-item>
                        <text:list-item>
                          <text:p text:style-name="P45"><text:span text:style-name="T24">estilosCocina</text:span><text:span text:style-name="T2">-view.php</text:span> <text:span text:style-name="T50">➔ </text:span>(<text:span text:style-name="T93">vista para gestionar los estilos de cocina en el panel de administración</text:span>)</text:p>
                        </text:list-item>
                        <text:list-item>
                          <text:p text:style-name="P32"><text:span text:style-name="T21">gruposPlatos-view</text:span><text:span text:style-name="T2">.php</text:span> <text:span text:style-name="T50">➔ </text:span>(<text:span text:style-name="T93">vista</text:span><text:span text:style-name="T91"> para </text:span><text:span text:style-name="T93">gestionar</text:span><text:span text:style-name="T91"> los grupos de platos </text:span><text:span text:style-name="T93">en el panel de administración</text:span>)</text:p>
                        </text:list-item>
                        <text:list-item>
                          <text:p text:style-name="P51"><text:span text:style-name="T45">guarniciones</text:span><text:span text:style-name="T2">-view.php</text:span> <text:span text:style-name="T50">➔ </text:span>(<text:span text:style-name="T113">Acompañamientos para otros platos</text:span>)</text:p>
                        </text:list-item>
                        <text:list-item>
                          <text:p text:style-name="P52"><text:span text:style-name="T46">ingredientes</text:span><text:span text:style-name="T2">-view.php</text:span> <text:span text:style-name="T50">➔ </text:span>(<text:span text:style-name="T114">gestiona los ingredientes en el panel de administración. Gestiona los alérgenos de cada ingrediente</text:span>)</text:p>
                        </text:list-item>
                        <text:list-item>
                          <text:p text:style-name="P40"><text:span text:style-name="T2">login-view.</text:span><text:span text:style-name="T11">php</text:span> <text:span text:style-name="T50">➔ </text:span>(página para loguearse)</text:p>
                        </text:list-item>
                        <text:list-item>
                          <text:p text:style-name="P18"><text:span text:style-name="T11">logout-view.php</text:span> <text:span text:style-name="T50">➔ </text:span>(<text:span text:style-name="T80">Cierre de sesión</text:span>)</text:p>
                        </text:list-item>
                        <text:list-item>
                          <text:p text:style-name="P33"><text:span text:style-name="T31">metodos</text:span><text:span text:style-name="T11">-view.php</text:span> <text:span text:style-name="T50">➔ </text:span>(<text:span text:style-name="T99">gestion de los métodos de cocción en el panel de control</text:span>)</text:p>
                        </text:list-item>
                        <text:list-item>
                          <text:p text:style-name="P44"><text:span text:style-name="T18">misRecetas</text:span><text:span text:style-name="T2">-view.php</text:span> <text:span text:style-name="T50">➔ </text:span>(<text:span text:style-name="T89">vista de las recetas que ha enviado el usuario con rol de redactor</text:span>)</text:p>
                        </text:list-item>
                        <text:list-item>
                          <text:p text:style-name="P43"><text:span text:style-name="T12">panelControl</text:span><text:span text:style-name="T2">-view.php</text:span> <text:span text:style-name="T50">➔ </text:span>(<text:span text:style-name="T81">vista principal del panel de administrador</text:span>)</text:p>
                        </text:list-item>
                        <text:list-item>
                          <text:p text:style-name="P44"><text:span text:style-name="T18">paraRevisar</text:span><text:span text:style-name="T2">-view.php</text:span> <text:span text:style-name="T50">➔ </text:span>(<text:span text:style-name="T89">recetas que tiene pendientes de revisión el revisor</text:span>)</text:p>
                        </text:list-item>
                        <text:list-item>
                          <text:p text:style-name="P42"><text:span text:style-name="T2">postres-view</text:span> <text:span text:style-name="T50">➔ </text:span>( muestra los 10 últimos postres y permite buscar en postres)</text:p>
                        </text:list-item>
                        <text:list-item>
                          <text:p text:style-name="P42"><text:span text:style-name="T2">primerosPlatos-view</text:span> <text:span text:style-name="T50">➔ </text:span>( muestra los 10 últimos primeros permite buscar en primeros)</text:p>
                        </text:list-item>
                        <text:list-item>
                          <text:p text:style-name="P40"><text:span text:style-name="T2">principal-view</text:span> <text:span text:style-name="T50">➔ </text:span>(página principal – <text:span text:style-name="T74">muestra las 10 últimas recetas</text:span>)</text:p>
                        </text:list-item>
                        <text:list-item>
                          <text:p text:style-name="P41"><text:span text:style-name="T37">recetaData</text:span><text:span text:style-name="T2">-view</text:span> <text:span text:style-name="T50">➔ </text:span>(<text:span text:style-name="T106">Formulario para enviar una receta</text:span>)</text:p>
                        </text:list-item>
                        <text:list-item>
                          <text:p text:style-name="P32"><text:span text:style-name="T24">recetas</text:span><text:span text:style-name="T21">-view</text:span><text:span text:style-name="T2">.php</text:span> <text:span text:style-name="T50">➔ </text:span>(<text:span text:style-name="T93">vista</text:span><text:span text:style-name="T91"> para </text:span><text:span text:style-name="T93">gestionar</text:span><text:span text:style-name="T91"> l</text:span><text:span text:style-name="T93">as recetas en el panel de administración</text:span>)</text:p>
                        </text:list-item>
                        <text:list-item>
                          <text:p text:style-name="P44"><text:span text:style-name="T18">recetasFavoritas</text:span><text:span text:style-name="T2">-view.php</text:span> <text:span text:style-name="T50">➔ </text:span>(<text:span text:style-name="T89">recetas que el usuario ha marcado como favoritas</text:span>)</text:p>
                        </text:list-item>
                        <text:list-item>
                          <text:p text:style-name="P46"><text:span text:style-name="T7">segundos</text:span><text:span text:style-name="T2">Platos-view</text:span> <text:span text:style-name="T50">➔ </text:span>( muestra los 10 últimos <text:span text:style-name="T75">segundos y</text:span> permite buscar en <text:span text:style-name="T75">segundos platos</text:span>)</text:p>
                        </text:list-item>
                        <text:list-item>
                          <text:p text:style-name="P34"><text:span text:style-name="T25">tiposPlatos</text:span><text:span text:style-name="T21">-view</text:span><text:span text:style-name="T2">.php</text:span> <text:span text:style-name="T50">➔ </text:span>(<text:span text:style-name="T93">vista</text:span><text:span text:style-name="T91"> para </text:span><text:span text:style-name="T93">gestionar</text:span><text:span text:style-name="T91"> l</text:span><text:span text:style-name="T94">os tipos de platos</text:span><text:span text:style-name="T93"> en el panel de administración</text:span>)</text:p>
                        </text:list-item>
                        <text:list-item>
                          <text:p text:style-name="P47"><text:span text:style-name="T9">user</text:span><text:span text:style-name="T17">Data</text:span><text:span text:style-name="T2">-view</text:span> <text:span text:style-name="T50">➔ </text:span>(<text:span text:style-name="T86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8"><text:span text:style-name="T9">userNew</text:span><text:span text:style-name="T2">-view</text:span> <text:span text:style-name="T50">➔ </text:span>(<text:span text:style-name="T78">Registro de usuarios. Permite registrarse a un usuario y registrar un usuario desde el panel de control</text:span>)</text:p>
                        </text:list-item>
                        <text:list-item>
                          <text:p text:style-name="P35"><text:span text:style-name="T16">usuarios-view</text:span><text:span text:style-name="T2">.php</text:span> <text:span text:style-name="T50">➔ </text:span>(<text:span text:style-name="T85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30"><text:soft-page-break/><text:span text:style-name="T16">u</text:span><text:span text:style-name="T34">tensilios</text:span><text:span text:style-name="T16">-view</text:span><text:span text:style-name="T2">.php</text:span> <text:span text:style-name="T50">➔ </text:span>(<text:span text:style-name="T85">Lista de </text:span><text:span text:style-name="T103">utensilios</text:span><text:span text:style-name="T85">. Permite a los administradores añadir </text:span><text:span text:style-name="T103">utensilios</text:span><text:span text:style-name="T85">, </text:span><text:span text:style-name="T103">activar o desactivar utensilios</text:span><text:span text:style-name="T85">, modificar datos de </text:span><text:span text:style-name="T103">utensilios</text:span><text:span text:style-name="T85"> y eliminar </text:span><text:span text:style-name="T103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53"><text:span text:style-name="T2">estilos.cs</text:span>s <text:span text:style-name="T50">➔ </text:span><text:span text:style-name="T54">mis estilos personalizados</text:span></text:p>
                        </text:list-item>
                        <text:list-item>
                          <text:p text:style-name="P53"><text:span text:style-name="T2">sweetalert2.min.css</text:span> <text:span text:style-name="T50">➔ </text:span><text:span text:style-name="T54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5"><text:span text:style-name="T2">favicon.ico</text:span> <text:span text:style-name="T50">➔ </text:span>Icono <text:span text:style-name="T72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56"><text:span text:style-name="T2">botonScroll.php </text:span><text:span text:style-name="T6">➔ </text:span><text:span text:style-name="T55">botón para ir arriba cuando se ha hecho scroll</text:span></text:p>
                        </text:list-item>
                        <text:list-item>
                          <text:p text:style-name="P44"><text:span text:style-name="T18">btn-back</text:span><text:span text:style-name="T2">.php</text:span> <text:span text:style-name="T50">➔ </text:span>(<text:span text:style-name="T89">botón para regresar a la página anterior</text:span>)</text:p>
                        </text:list-item>
                        <text:list-item>
                          <text:p text:style-name="P49"><text:span text:style-name="T14">controlBar</text:span><text:span text:style-name="T2">.php</text:span> <text:span text:style-name="T50">➔ </text:span>(<text:span text:style-name="T83">barra de navegación dentro del panel de administración</text:span>)</text:p>
                        </text:list-item>
                        <text:list-item>
                          <text:p text:style-name="P56">f<text:span text:style-name="T2">ooter.php</text:span> <text:span text:style-name="T50">➔ </text:span>pié de página</text:p>
                        </text:list-item>
                        <text:list-item>
                          <text:p text:style-name="P57"><text:span text:style-name="T2">head.php</text:span> ➔ <text:span text:style-name="T51">head</text:span> para el index</text:p>
                        </text:list-item>
                        <text:list-item>
                          <text:p text:style-name="P49"><text:span text:style-name="T14">headerControl</text:span><text:span text:style-name="T2">.php</text:span> <text:span text:style-name="T50">➔ </text:span>(<text:span text:style-name="T83">cabecera de las subpáginas del panel de control. Incluye la barra de navegación</text:span>)</text:p>
                        </text:list-item>
                        <text:list-item>
                          <text:p text:style-name="P56"><text:span text:style-name="T2">navbar.php</text:span> <text:span text:style-name="T50">➔ </text:span>barra de navegación superior responsive</text:p>
                        </text:list-item>
                        <text:list-item>
                          <text:p text:style-name="P58"><text:span text:style-name="T2">script.php</text:span> <text:span text:style-name="T50">➔ </text:span>carga los scripts de javascript.</text:p>
                        </text:list-item>
                        <text:list-item>
                          <text:p text:style-name="P59"><text:span text:style-name="T2">s</text:span><text:span text:style-name="T5">ession_start</text:span><text:span text:style-name="T2">.php</text:span> <text:span text:style-name="T50">➔ </text:span><text:span text:style-name="T52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53">j</text:span>s</text:p>
                      <text:list>
                        <text:list-item>
                          <text:p text:style-name="P60"><text:span text:style-name="T2">ajax.js </text:span><text:span text:style-name="T56">➔ </text:span><text:span text:style-name="T55">funciones para manejar los formularios y </text:span><text:span text:style-name="T57">las ventanas de alerta.</text:span></text:p>
                        </text:list-item>
                        <text:list-item>
                          <text:p text:style-name="P53"><text:span text:style-name="T2">alertas.js</text:span> <text:span text:style-name="T50">➔ </text:span><text:span text:style-name="T54">personaliza las ventanas de alerta</text:span></text:p>
                        </text:list-item>
                        <text:list-item>
                          <text:p text:style-name="P53"><text:span text:style-name="T2">functions.js</text:span> <text:span text:style-name="T50">➔ </text:span><text:span text:style-name="T54">mis funciones js personalizadas</text:span></text:p>
                        </text:list-item>
                        <text:list-item>
                          <text:p text:style-name="P54"><text:span text:style-name="T40">peticiones</text:span><text:span text:style-name="T2">.js</text:span> <text:span text:style-name="T50">➔ </text:span><text:span text:style-name="T108">realiza peticiones asíncronas y rellena elementos del DOM</text:span></text:p>
                        </text:list-item>
                        <text:list-item>
                          <text:p text:style-name="P53"><text:span text:style-name="T2">sweetalert2.all.min.js</text:span> <text:span text:style-name="T50">➔ </text:span><text:span text:style-name="T54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61">alergen_photos <text:span text:style-name="T50">➔ </text:span><text:span text:style-name="T71">(</text:span>Fotos de los iconos de los alérgenos<text:span text:style-name="T71">)</text:span></text:p>
                        </text:list-item>
                        <text:list-item>
                          <text:p text:style-name="P62"><text:span text:style-name="T100">groups</text:span>_photos<text:span text:style-name="T71"> </text:span><text:span text:style-name="T50">➔ </text:span><text:span text:style-name="T71">(</text:span>Fotos de los <text:span text:style-name="T100">grupos de platos</text:span><text:span text:style-name="T71">)</text:span></text:p>
                        </text:list-item>
                        <text:list-item>
                          <text:p text:style-name="P62"><text:span text:style-name="T100">metodos</text:span>_photos<text:span text:style-name="T71"> </text:span><text:span text:style-name="T50">➔ </text:span><text:span text:style-name="T71">(</text:span>Fotos de los <text:span text:style-name="T100">métodos de cocción</text:span><text:span text:style-name="T71">)</text:span></text:p>
                        </text:list-item>
                        <text:list-item>
                          <text:p text:style-name="P63"><text:span text:style-name="T104">styles</text:span>_photos<text:span text:style-name="T71"> </text:span><text:span text:style-name="T50">➔ </text:span><text:span text:style-name="T71">(</text:span>Fotos de los <text:span text:style-name="T104">estilos de cocina</text:span><text:span text:style-name="T71">)</text:span></text:p>
                        </text:list-item>
                        <text:list-item>
                          <text:p text:style-name="P62"><text:span text:style-name="T100">tipos</text:span>_photos<text:span text:style-name="T71"> </text:span><text:span text:style-name="T50">➔ </text:span><text:span text:style-name="T71">(</text:span>Fotos de los <text:span text:style-name="T100">tipos de platos</text:span><text:span text:style-name="T71">)</text:span></text:p>
                        </text:list-item>
                        <text:list-item>
                          <text:p text:style-name="P62">user_photos<text:span text:style-name="T71"> </text:span><text:span text:style-name="T50">➔ </text:span><text:span text:style-name="T71">(</text:span>Fotos de los usuarios<text:span text:style-name="T71">)</text:span></text:p>
                        </text:list-item>
                        <text:list-item>
                          <text:p text:style-name="P63"><text:span text:style-name="T104">utensilios</text:span>_photos<text:span text:style-name="T71"> </text:span><text:span text:style-name="T50">➔ </text:span><text:span text:style-name="T71">(</text:span>Fotos de los <text:span text:style-name="T104">utensilios de cocina</text:span><text:span text:style-name="T71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88">bd</text:span><text:span text:style-name="T1"> <text:s/></text:span>➔ (copia de la base de datos)</text:p>
            </text:list-item>
            <text:list-item>
              <text:p text:style-name="P6"><text:span text:style-name="T87">config</text:span> ➔ <text:span text:style-name="T48">(</text:span><text:span text:style-name="T47">Archivos de configuración de la aplicación</text:span><text:span text:style-name="T48">)</text:span></text:p>
              <text:list>
                <text:list-item>
                  <text:p text:style-name="P64"><text:span text:style-name="T2">app.php</text:span> <text:span text:style-name="T49">➔ </text:span>(Dirección del servidor, nombre de la aplicación, nombre de la sesión, fecha, hora)</text:p>
                </text:list-item>
                <text:list-item>
                  <text:p text:style-name="P64"><text:span text:style-name="T2">server.php</text:span> <text:span text:style-name="T49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7">docs</text:span> ➔ <text:span text:style-name="T48">(</text:span><text:span text:style-name="T47">Estructura de directorios, Diagramas Entidad-Relación, Temporalización, etc.</text:span><text:span text:style-name="T48">)</text:span></text:p>
            </text:list-item>
            <text:list-item>
              <text:p text:style-name="P3"><text:span text:style-name="T3">.htaccess </text:span><text:span text:style-name="T4"><text:s/></text:span>➔ <text:span text:style-name="T48">(</text:span>Configuración rutas del servidor<text:span text:style-name="T48">)</text:span></text:p>
            </text:list-item>
            <text:list-item>
              <text:p text:style-name="P65"><text:span text:style-name="T2">autoload.php</text:span> <text:span text:style-name="T49">➔ </text:span>(carga los archivos de clase utilizando namespaces)</text:p>
            </text:list-item>
            <text:list-item>
              <text:p text:style-name="P65"><text:span text:style-name="T2">index.php</text:span> <text:span text:style-name="T49">➔ </text:span>(plantilla <text:span text:style-name="T51">base</text:span> de la aplicación. <text:span text:style-name="T71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11T22:00:21.122618541</dc:date>
    <meta:editing-duration>P1DT4H45M32S</meta:editing-duration>
    <meta:editing-cycles>80</meta:editing-cycles>
    <meta:generator>LibreOffice/7.4.7.2$Linux_X86_64 LibreOffice_project/40$Build-2</meta:generator>
    <meta:document-statistic meta:table-count="0" meta:image-count="0" meta:object-count="0" meta:page-count="3" meta:paragraph-count="106" meta:word-count="1144" meta:character-count="7461" meta:non-whitespace-character-count="6525"/>
  </office:meta>
</office:document-meta>
</file>